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BF00002CC7000056F11B4B8CF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10 Pitch" svg:font-family="'Courier 10 Pitch'" style:font-adornments="Regular" style:font-pitch="fixed"/>
    <style:font-face style:name="Lucida Sans Unicode" svg:font-family="'Lucida Sans Unicode'"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indent="0in" style:auto-text-indent="false"/>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break-before="page"/>
    </style:style>
    <style:style style:name="P5" style:family="paragraph" style:parent-style-name="Heading_20_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Motivation</text:p>
      <text:p text:style-name="P3">Bereits vor einiger Zeit setzten sich auf dem Model-View-Controller<text:note text:id="ftn2" text:note-class="footnote"><text:note-citation>1</text:note-citation><text:note-body><text:p text:style-name="Footnote">MVC</text:p></text:note-body></text:note> Pattern basierende Frameworks in der Entwicklung von Webanwendungen durch. <text:s/>Mit der strikten Trennung der Schichten wurde die Entwicklung zum einen übersichtlicher, zum anderen durch immer ausgereiftere Frameworks auch deutlich vereinfacht und beschleunigt. Das gesamte Konzept beruht aber auf der Annahme, Inhalte auf dem durch HTTP diktierten Request-Response Prinzip auszuliefern, also auch, die gesamte Generierung des im Client Browser anzuzeigen HTML Quelltextes bei jeder Anfrage. </text:p>
      <text:p text:style-name="P3">Diese Vorgehensweise hat sich seit ca. 2006 durch die immer populärer werdende AJAX<text:note text:id="ftn3" text:note-class="footnote"><text:note-citation>2</text:note-citation><text:note-body><text:p text:style-name="Footnote">Asynchronous JavaScript and XML</text:p></text:note-body></text:note> Technologie geändert. Hierbei kann die JavaScript Engine des Browser asynchrone HTTP Requests senden, ohne die aktuell angezeigte Seite neu laden zu müssen. Nun konnte man davon ausgehen, dass auch der Client die Möglichkeit besitzt maschinenlesbare Daten auszuwerten und selbstständig anzuzeigen (zum Beispiel durch Modifikation des DOM<text:note text:id="ftn4" text:note-class="footnote"><text:note-citation>3</text:note-citation><text:note-body><text:p text:style-name="Footnote">Document Object Model</text:p></text:note-body></text:note> des im Browser angezeigten HTML Dokuments).</text:p>
      <text:p text:style-name="P3">Bis zu diesem Zeitpunkt wurden Webservices<text:note text:id="ftn0" text:note-class="footnote"><text:note-citation>4</text:note-citation><text:note-body><text:p text:style-name="Footnote">Der Begriff Webservices soll hier für die allgemeine Abfrage von maschinenlesbaren Daten über das HTTP Protokoll benutzt werden und sich auf keine spezifische Technologie beziehen.</text:p></text:note-body></text:note> und Webanwendungen im Allgemeinen als voneinander getrennte Themengebiete angesehen. Webservices liefern eine sehr lose Kopplung von Teilgegieten einer Anwendung, Webanwendungen dienen der Benutzerinteraktion in einem Browser. Die immer intensivere Adaption von AJAX Technologien führte nun dazu, dass auch Webanwendungen immer häufiger die im Grunde gleichen Daten der Webservices in einem maschinenlesbaren Format ausliefern. Da auch AJAX Anfragen auf dem Request-Response Prinzip beruhen und stärker mit der im Browser <text:s/>laufenden Anwendung integriert sind, müssen diese Funktionalitäten aber weiterhin in die Architektur des MVC Frameworks eingepasst werden. Viele klassische MVC Frameworks sind für diese Art der Datenkommunikation aber nicht vorgesehen. So wurde der oft schon äußerst umfangreichen und konfigurationsintensiven Entwicklung von Java EE Anwendungen noch eine weitere Komplexitätsschicht hinzugefügt.</text:p>
      <text:p text:style-name="Heading_20_1">Allgemeine Zielsetzung</text:p>
      <text:p text:style-name="Text_20_body">Komplexere Webanwendungen besitzen schon jetzt oft eine Service Schicht, die Serviceklassen bereitstellt die sowohl von Webanwendung als auch Webservices benutzt werden. Die Service Schicht und die darunterliegende Datenschicht liefern die Geschäftslogik, oft auch Validierung und vor allem den Zugriff zu einer Datenbank.</text:p>
      <text:p text:style-name="Text_20_body">Ziel ist es ein Framework zu entwickeln, das diese Gemeinsame Schicht über Standardisierte Remote-Procedure-Call Protokolle zur Verfügung stellt. Dabei sollen moderne Prinzipien und Technologien verwendet werden, die die Arbeit mit komplexen Systemen vereinfachen, aufgrund eines schwerfälligen Adaptionsprozesses in der Java EE Community bisher aber noch nicht entsprechend beachtet oder benutzt werden. Dabei sollen durch Aspektorientierte Programmierung bereits auf der Service Ebene Gemeinsamkeiten wie Benutzerauthentifizierung und Berechtigungsprüfung verarbeitet werden. Die Service Zugriffsschicht soll dann durch Modularität die Implementierung verschiedener Standardprotokolle unterstützen. So soll hohe Kompatibilität und die Freiheit der Wahl des zu einem Anwendungsfall passendsten Protokolls<text:note text:id="ftn1" text:note-class="footnote"><text:note-citation>5</text:note-citation><text:note-body><text:p text:style-name="Footnote">So wäre zum Beispiel meist RMI einem Webservice Protokoll vorzuziehen, wenn lediglich Java Applikationen miteinander kommunizieren.</text:p></text:note-body></text:note> gewährleistet werden.</text:p>
      <text:p text:style-name="P4"/>
      <text:p text:style-name="Text_20_body">Die Trennung von Client (Darstellung) und Server (Datenhaltung) soll außerdem eine losere Kopplung in AJAX basierten Webanwendungen ermöglichen. Eine konsequente Durchsetzung des Prinzips würde bedeuten, dass die AJAX Engine des Browser nur noch Daten abfragt und die gesamte Generierung des Views auf der Clientseite übernimmt. Dies entlastet zum einen den Serverprozess und ermöglicht außerdem eine eindeutige Trennung in Client- und Serverseitiger Entwicklung, da eine eindeutige Schnittstelle definiert ist.</text:p>
      <text:p text:style-name="Text_20_body">Dabei ist es vor allem wichtig eine einfache Verwendbarkeit des Gesamtsystems zu gewährleisten, wie zum Beispiel durch generell sinnvolle Standardeinstellungen und die Befolgung der <text:span text:style-name="T2">Don't repeat yourself </text:span><text:span text:style-name="T1">und </text:span><text:span text:style-name="T2">Convention over Configuration</text:span><text:span text:style-name="T1"> Prinzipien. Außerdem soll das API so prägnant und intuitiv wie möglich gehalten werden. Abgesehen von einigen generischen Java Annotations sollen die Service Klassen und darunterliegenden Schichten nicht von dem Framework API abhängig sein.</text:span></text:p>
      <text:p text:style-name="Heading_20_1"><text:span text:style-name="T1">Implementierung</text:span></text:p>
      <text:p text:style-name="Text_20_body"><text:span text:style-name="T1">Die gesamte Implementierung soll auf den verschiedenen Modulen des Spring Frameworks</text:span><text:span text:style-name="T1"><text:note text:id="ftn5" text:note-class="footnote"><text:note-citation>6</text:note-citation><text:note-body><text:p text:style-name="Footnote"><text:a xlink:type="simple" xlink:href="http://www.springsource.org/about">http://www.springsource.org/about</text:a> </text:p></text:note-body></text:note></text:span><text:span text:style-name="T1"> basieren, da es sich schon seit längerem als leichtgewichtigere Alternative zu der <text:s/>Entwicklung mit Enterprise Java Beans</text:span><text:span text:style-name="T1"><text:note text:id="ftn6" text:note-class="footnote"><text:note-citation>7</text:note-citation><text:note-body><text:p text:style-name="Footnote">EJB</text:p></text:note-body></text:note></text:span><text:span text:style-name="T1"> bewährt. Dazu gehört auch das Feature zur Aspektorientierten Programmierung, womit man sogenannte Cross Cutting Concerns, wie zum Beispiel Sicherheitsmechanismen oder Transaktionsmanagement für eine Datenbank vom eigentlichen Programmfluss trennen kann.</text:span></text:p>
      <text:p text:style-name="Text_20_body"><text:span text:style-name="T1">Die auf HTTP basierenden Protokolle der Zugriffsebene werden zu Beginn über die Servlet Technologie angebunden um sie in den allgemeinen Java Webservern integrieren zu können. Alternativ soll auch eine Anbindung an den HTTP Container des Simple Frameworks</text:span><text:span text:style-name="T1"><text:note text:id="ftn7" text:note-class="footnote"><text:note-citation>8</text:note-citation><text:note-body><text:p text:style-name="Footnote"><text:a xlink:type="simple" xlink:href="http://www.simpleframework.org/">http://www.simpleframework.org/</text:a> </text:p></text:note-body></text:note></text:span><text:span text:style-name="T1"> ermöglicht werden. Dadurch ist zum einen ein standalone Betrieb möglich, zum anderen ist ein deutlicher Performancegewinn zu erwarten, da das Framework wesentlich besser auf die Anforderungen des Gesamtsystems optimiert werden kann als ein reiner Servlet Webserver. Das Hauptaugenmerk bei der Implementierung eines HTTP basierten Protokolls soll auf einer REST</text:span><text:span text:style-name="T1"><text:note text:id="ftn8" text:note-class="footnote"><text:note-citation>9</text:note-citation><text:note-body><text:p text:style-name="Footnote"><text:a xlink:type="simple" xlink:href="http://en.wikipedia.org/wiki/REST">http://en.wikipedia.org/wiki/REST</text:a> </text:p></text:note-body></text:note></text:span><text:span text:style-name="T1"> Architektur liegen, wobei die Serviceklassen hier als Resourcen zu sehen sind. Als Übertragungsformat wird eine einfache XML oder JSON</text:span><text:span text:style-name="T1"><text:note text:id="ftn9" text:note-class="footnote"><text:note-citation>10</text:note-citation><text:note-body><text:p text:style-name="Footnote"><text:a xlink:type="simple" xlink:href="http://json.org/">http://json.org/</text:a> </text:p></text:note-body></text:note></text:span><text:span text:style-name="T1"> Serialisierung vorgenommen werden. Die Architektur soll flexibel genug sein um bei Bedarf auch andere Protokolle anbinden zu können.</text:span></text:p>
      <text:p text:style-name="Text_20_body"><text:span text:style-name="T1">In vielen Anwendungsfällen – vor allem in der Webentwicklung - haben sich dynamische Sprachen als effektiver erwiesen, da häufig auftretende Probleme geradliniger gelöst werden können. Deshalb soll auch Unterstützung für die dynamische Sprache Groovy</text:span><text:span text:style-name="T1"><text:note text:id="ftn10" text:note-class="footnote"><text:note-citation>11</text:note-citation><text:note-body><text:p text:style-name="Footnote"><text:a xlink:type="simple" xlink:href="http://groovy.codehaus.org/">http://groovy.codehaus.org/</text:a> </text:p></text:note-body></text:note></text:span><text:span text:style-name="T1"> integriert werden. Dadurch ist eine agilere Entwicklung möglich, ohne Kompatibilität mit bestehenden Java Architekturen zu verlieren, da beide Sprachen JVM Bytecode kompatibel sind.</text:span></text:p>
      <text:p text:style-name="Text_20_body"><text:span text:style-name="T1">Als nicht HTTP basiertes RPC Protokoll soll vorerst nur RMI zum Zugriff auf die Service Klassen Interfaces möglich sein.</text:span></text:p>
      <text:p text:style-name="Text_20_body"><text:span text:style-name="T1">Für die Datenschicht bietet das Spring Framework bereits viele Möglichkeiten und vereinfacht vor allem die Arbeit mit ORM Tools oder auch direktem JDBC Zugriff. Experimentell könnte eventuell auch ein API für die Objektorientierte Datenbank DB4O</text:span><text:span text:style-name="T1"><text:note text:id="ftn11" text:note-class="footnote"><text:note-citation>12</text:note-citation><text:note-body><text:p text:style-name="Footnote"><text:a xlink:type="simple" xlink:href="http://www.db4o.com/">http://www.db4o.com/</text:a></text:p></text:note-body></text:note></text:span><text:span text:style-name="T1"> entstehen.</text:span></text:p>
      <text:p text:style-name="P5"><text:soft-page-break/>Architekturgrafik</text:p>
      <text:p text:style-name="P3"><draw:frame draw:style-name="fr1" draw:name="graphics1" text:anchor-type="as-char" svg:width="4.5134in" svg:height="8.7626in" draw:z-index="0"><draw:image xlink:href="Pictures/200002BF00002CC7000056F11B4B8CF1.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10 Pitch" svg:font-family="'Courier 10 Pitch'" style:font-adornments="Regular" style:font-pitch="fixed"/>
    <style:font-face style:name="Lucida Sans Unicode" svg:font-family="'Lucida Sans Unicode'"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937in" fo:margin-right="0in" fo:text-indent="0in" style:auto-text-indent="false"/>
      <style:text-properties style:font-name="Arial1" fo:font-size="11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list-style-name="" style:class="text" style:master-page-name="">
      <style:paragraph-properties fo:margin-left="0in" fo:margin-right="0in" fo:text-indent="0in" style:auto-text-indent="false" style:page-number="auto" fo:background-color="transparent" style:shadow="none" text:number-lines="true" text:line-number="1">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left="0in" fo:margin-right="0in" fo:text-indent="0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eftmost" style:family="paragraph" style:parent-style-name="Standard" style:class="text">
      <style:paragraph-properties fo:margin-left="0in" fo:margin-right="0in" fo:text-indent="0in" style:auto-text-indent="false"/>
    </style:style>
    <style:style style:name="Code" style:family="paragraph" style:parent-style-name="Text_20_body" style:class="text">
      <style:paragraph-properties fo:background-color="#cccccc">
        <style:background-image/>
      </style:paragraph-properties>
      <style:text-properties style:font-name="Courier 10 Pitch"/>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left="0.5902in" fo:margin-right="0in" style:wrap="none" style:vertical-pos="top" style:vertical-rel="paragraph" style:horizontal-pos="left" style:horizontal-rel="paragraph"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fo:padding="0.0591in" fo:border="0.0008in solid #000000" style:shadow="none"/>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2">
      <text:list-level-style-number text:level="1"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fgabenstellung Bachelorarbeit – Leichtgewichtiges MVC Programmiermodell - David Lücke - 05217205</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10-07T11:18:18</meta:creation-date>
    <meta:editing-cycles>26</meta:editing-cycles>
    <meta:editing-duration>PT04H12M20S</meta:editing-duration>
    <dc:date>2009-10-07T15:30:50</dc:date>
    <meta:document-statistic meta:table-count="0" meta:image-count="1" meta:object-count="0" meta:page-count="3" meta:paragraph-count="31" meta:word-count="910" meta:character-count="6984"/>
    <meta:user-defined meta:name="Info 1"/>
    <meta:user-defined meta:name="Info 2"/>
    <meta:user-defined meta:name="Info 3"/>
    <meta:user-defined meta:name="Info 4"/>
    <meta:template xlink:type="simple" xlink:actuate="onRequest" xlink:title="vorlage_allg" xlink:href="../../../../../../../.openoffice.org/3/user/template/vorlage_allg.ott" meta:date="2009-10-07T11:18:17"/>
  </office:meta>
</office:document-meta>
</file>